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 Nazanin" svg:font-family="'B Nazanin'" style:font-pitch="variable"/>
    <style:font-face style:name="DejaVu Sans1" svg:font-family="'DejaVu Sans'" style:font-pitch="variable"/>
    <style:font-face style:name="Liberation Sans" svg:font-family="'Liberation Sans'" style:font-pitch="variable"/>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a6" draw:textarea-horizontal-align="justify" draw:textarea-vertical-align="top" draw:auto-grow-height="false" fo:min-height="3.587cm" fo:min-width="4.099cm"/>
      <style:paragraph-properties style:writing-mode="lr-tb"/>
    </style:style>
    <style:style style:name="gr2" style:family="graphic" style:parent-style-name="standard">
      <style:graphic-properties draw:fill-color="#ffff6d" draw:textarea-horizontal-align="justify" draw:textarea-vertical-align="top" draw:auto-grow-height="false" fo:min-height="2.268cm" fo:min-width="1.343cm"/>
      <style:paragraph-properties style:writing-mode="lr-tb"/>
    </style:style>
    <style:style style:name="gr3" style:family="graphic" style:parent-style-name="standard">
      <style:graphic-properties draw:fill-color="#ffff6d" draw:textarea-horizontal-align="justify" draw:textarea-vertical-align="top" draw:auto-grow-height="false" fo:min-height="2.949cm" fo:min-width="1.514cm"/>
      <style:paragraph-properties style:writing-mode="lr-tb"/>
    </style:style>
    <style:style style:name="gr4" style:family="graphic" style:parent-style-name="standard">
      <style:graphic-properties draw:fill-color="#b4c7dc" draw:textarea-horizontal-align="justify" draw:textarea-vertical-align="top" draw:auto-grow-height="false" fo:min-height="3.932cm" fo:min-width="2.129cm"/>
      <style:paragraph-properties style:writing-mode="lr-tb"/>
    </style:style>
    <style:style style:name="gr5" style:family="graphic" style:parent-style-name="standard">
      <style:graphic-properties draw:fill-color="#5983b0" draw:textarea-horizontal-align="justify" draw:textarea-vertical-align="top" draw:auto-grow-height="false" fo:min-height="1.716cm" fo:min-width="1.621cm"/>
      <style:paragraph-properties style:writing-mode="lr-tb"/>
    </style:style>
    <style:style style:name="gr6" style:family="graphic" style:parent-style-name="standard">
      <style:graphic-properties draw:fill-color="#e0c2cd" draw:textarea-horizontal-align="justify" draw:textarea-vertical-align="top" draw:auto-grow-height="false" fo:min-height="4.186cm" fo:min-width="1.973cm"/>
      <style:paragraph-properties style:writing-mode="lr-tb"/>
    </style:style>
    <style:style style:name="gr7" style:family="graphic" style:parent-style-name="standard">
      <style:graphic-properties draw:fill-color="#bf819e" draw:textarea-horizontal-align="justify" draw:textarea-vertical-align="top" draw:auto-grow-height="false" fo:min-height="2.138cm" fo:min-width="1.54cm"/>
      <style:paragraph-properties style:writing-mode="lr-tb"/>
    </style:style>
    <style:style style:name="gr8" style:family="graphic" style:parent-style-name="standard">
      <style:graphic-properties draw:fill-color="#e8f2a1" draw:textarea-horizontal-align="justify" draw:textarea-vertical-align="top" draw:auto-grow-height="false" fo:min-height="3.46cm" fo:min-width="7.019cm"/>
      <style:paragraph-properties style:writing-mode="lr-tb"/>
    </style:style>
    <style:style style:name="gr9" style:family="graphic" style:parent-style-name="standard">
      <style:graphic-properties draw:fill-color="#bbe33d" draw:textarea-horizontal-align="justify" draw:textarea-vertical-align="top" draw:auto-grow-height="false" fo:min-height="2.633cm" fo:min-width="1.985cm"/>
      <style:paragraph-properties style:writing-mode="lr-tb"/>
    </style:style>
    <style:style style:name="gr10" style:family="graphic" style:parent-style-name="standard">
      <style:graphic-properties draw:fill-color="#cccccc" draw:textarea-horizontal-align="justify" draw:textarea-vertical-align="middle" draw:auto-grow-height="false" fo:min-height="0.75cm" fo:min-width="6.485cm"/>
      <style:paragraph-properties style:writing-mode="lr-tb"/>
    </style:style>
    <style:style style:name="gr11" style:family="graphic" style:parent-style-name="standard">
      <style:graphic-properties draw:fill-color="#dddddd" draw:textarea-horizontal-align="justify" draw:textarea-vertical-align="middle" draw:auto-grow-height="false" fo:min-height="0.722cm" fo:min-width="2.427cm"/>
      <style:paragraph-properties style:writing-mode="lr-tb"/>
    </style:style>
    <style:style style:name="gr12" style:family="graphic" style:parent-style-name="standard">
      <style:graphic-properties draw:fill-color="#dddddd" draw:textarea-horizontal-align="justify" draw:textarea-vertical-align="middle" draw:auto-grow-height="false" fo:min-height="0.796cm" fo:min-width="2.427cm"/>
      <style:paragraph-properties style:writing-mode="lr-tb"/>
    </style:style>
    <style:style style:name="gr13" style:family="graphic" style:parent-style-name="standard">
      <style:graphic-properties draw:fill-color="#bbe33d" draw:textarea-horizontal-align="justify" draw:textarea-vertical-align="top" draw:auto-grow-height="false" fo:min-height="0.474cm" fo:min-width="1.57cm"/>
      <style:paragraph-properties style:writing-mode="lr-tb"/>
    </style:style>
    <style:style style:name="gr14" style:family="graphic" style:parent-style-name="standard">
      <style:graphic-properties draw:fill-color="#bbe33d" draw:textarea-horizontal-align="justify" draw:textarea-vertical-align="top" draw:auto-grow-height="false" fo:min-height="1.909cm" fo:min-width="1.824cm"/>
      <style:paragraph-properties style:writing-mode="lr-tb"/>
    </style:style>
    <style:style style:name="gr15" style:family="graphic" style:parent-style-name="standard">
      <style:graphic-properties draw:fill-color="#ffd7d7" draw:textarea-horizontal-align="justify" draw:textarea-vertical-align="top" draw:auto-grow-height="false" fo:min-height="3.932cm" fo:min-width="2.179cm"/>
      <style:paragraph-properties style:writing-mode="lr-tb"/>
    </style:style>
    <style:style style:name="gr16" style:family="graphic" style:parent-style-name="standard">
      <style:graphic-properties draw:fill-color="#ffa6a6" draw:textarea-horizontal-align="justify" draw:textarea-vertical-align="top" draw:auto-grow-height="false" fo:min-height="1.616cm" fo:min-width="1.544cm"/>
      <style:paragraph-properties style:writing-mode="lr-tb"/>
    </style:style>
    <style:style style:name="gr17" style:family="graphic" style:parent-style-name="standard">
      <style:graphic-properties draw:fill-color="#ffa6a6" draw:textarea-horizontal-align="justify" draw:textarea-vertical-align="top" draw:auto-grow-height="false" fo:min-height="1.113cm" fo:min-width="1.671cm"/>
      <style:paragraph-properties style:writing-mode="lr-tb"/>
    </style:style>
    <style:style style:name="gr18" style:family="graphic" style:parent-style-name="standard">
      <style:graphic-properties draw:fill-color="#bf819e" draw:textarea-horizontal-align="justify" draw:textarea-vertical-align="top" draw:auto-grow-height="false" fo:min-height="0.824cm" fo:min-width="1.54cm"/>
      <style:paragraph-properties style:writing-mode="lr-tb"/>
    </style:style>
    <style:style style:name="gr19" style:family="graphic" style:parent-style-name="standard">
      <style:graphic-properties draw:fill-color="#5983b0" draw:textarea-horizontal-align="justify" draw:textarea-vertical-align="top" draw:auto-grow-height="false" fo:min-height="0.98cm" fo:min-width="1.494cm"/>
      <style:paragraph-properties style:writing-mode="lr-tb"/>
    </style:style>
    <style:style style:name="gr20" style:family="graphic" style:parent-style-name="standard">
      <style:graphic-properties draw:textarea-vertical-align="middle"/>
    </style:style>
    <style:style style:name="gr21" style:family="graphic" style:parent-style-name="standard">
      <style:graphic-properties draw:fill-color="#ffa6a6" draw:textarea-horizontal-align="justify" draw:textarea-vertical-align="middle" draw:auto-grow-height="false" fo:min-height="0.427cm" fo:min-width="0.579cm" fo:wrap-option="no-wrap"/>
      <style:paragraph-properties style:writing-mode="lr-tb"/>
    </style:style>
    <style:style style:name="gr22" style:family="graphic" style:parent-style-name="standard">
      <style:graphic-properties draw:fill-color="#ffa6a6" draw:textarea-horizontal-align="justify" draw:textarea-vertical-align="middle" draw:auto-grow-height="false" fo:min-height="0.657cm" fo:min-width="0.785cm" fo:wrap-option="no-wrap"/>
      <style:paragraph-properties style:writing-mode="lr-tb"/>
    </style:style>
    <style:style style:name="gr23" style:family="graphic" style:parent-style-name="standard" style:list-style-name="L1">
      <style:graphic-properties draw:fill-color="#d4ea6b" draw:textarea-horizontal-align="justify" draw:textarea-vertical-align="middle" draw:auto-grow-height="false" fo:min-height="0.258cm" fo:min-width="0.527cm"/>
      <style:paragraph-properties style:writing-mode="lr-tb"/>
    </style:style>
    <style:style style:name="gr24" style:family="graphic" style:parent-style-name="standard" style:list-style-name="L1">
      <style:graphic-properties draw:fill-color="#d4ea6b" draw:textarea-horizontal-align="justify" draw:textarea-vertical-align="middle" draw:auto-grow-height="false" fo:min-height="0.258cm" fo:min-width="0.527cm"/>
      <style:paragraph-properties style:writing-mode="lr-tb"/>
    </style:style>
    <style:style style:name="gr25" style:family="graphic" style:parent-style-name="standard" style:list-style-name="L1">
      <style:graphic-properties draw:fill-color="#d4ea6b" draw:textarea-horizontal-align="justify" draw:textarea-vertical-align="middle" draw:auto-grow-height="false" fo:min-height="0.258cm" fo:min-width="0.527cm"/>
      <style:paragraph-properties style:writing-mode="lr-tb"/>
    </style:style>
    <style:style style:name="gr26" style:family="graphic" style:parent-style-name="standard" style:list-style-name="L1">
      <style:graphic-properties draw:fill-color="#d4ea6b" draw:textarea-horizontal-align="justify" draw:textarea-vertical-align="top" draw:auto-grow-height="false" fo:min-height="1.912cm" fo:min-width="1.71cm"/>
      <style:paragraph-properties style:writing-mode="lr-tb"/>
    </style:style>
    <style:style style:name="gr27" style:family="graphic" style:parent-style-name="standard" style:list-style-name="L1">
      <style:graphic-properties draw:fill-color="#ffff6d" draw:textarea-horizontal-align="justify" draw:textarea-vertical-align="top" draw:auto-grow-height="false" fo:min-height="2.501cm" fo:min-width="1.664cm"/>
      <style:paragraph-properties style:writing-mode="lr-tb"/>
    </style:style>
    <style:style style:name="gr28" style:family="graphic" style:parent-style-name="standard" style:list-style-name="L1">
      <style:graphic-properties draw:fill-color="#ffff6d" draw:textarea-horizontal-align="justify" draw:textarea-vertical-align="top" draw:auto-grow-height="false" fo:min-height="1.628cm" fo:min-width="1.5cm"/>
      <style:paragraph-properties style:writing-mode="lr-tb"/>
    </style:style>
    <style:style style:name="gr29" style:family="graphic" style:parent-style-name="standard" style:list-style-name="L1">
      <style:graphic-properties draw:fill-color="#ffff6d" draw:textarea-horizontal-align="justify" draw:textarea-vertical-align="top" draw:auto-grow-height="false" fo:min-height="2.498cm" fo:min-width="1.569cm"/>
      <style:paragraph-properties style:writing-mode="lr-tb"/>
    </style:style>
    <style:style style:name="gr30" style:family="graphic" style:parent-style-name="standard" style:list-style-name="L1">
      <style:graphic-properties draw:fill-color="#ffde59" draw:textarea-horizontal-align="justify" draw:textarea-vertical-align="top" draw:auto-grow-height="false" fo:min-height="1.863cm" fo:min-width="1.78cm"/>
      <style:paragraph-properties style:writing-mode="lr-tb"/>
    </style:style>
    <style:style style:name="gr31" style:family="graphic" style:parent-style-name="standard" style:list-style-name="L1">
      <style:graphic-properties draw:fill-color="#d4ea6b" draw:textarea-horizontal-align="justify" draw:textarea-vertical-align="top" draw:auto-grow-height="false" fo:min-height="3.799cm" fo:min-width="2.65cm"/>
      <style:paragraph-properties style:writing-mode="lr-tb"/>
    </style:style>
    <style:style style:name="gr32" style:family="graphic" style:parent-style-name="standard" style:list-style-name="L1">
      <style:graphic-properties draw:fill-color="#ffde59" draw:textarea-horizontal-align="justify" draw:textarea-vertical-align="top" draw:auto-grow-height="false" fo:min-height="2.405cm" fo:min-width="1.659cm"/>
      <style:paragraph-properties style:writing-mode="lr-tb"/>
    </style:style>
    <style:style style:name="gr33" style:family="graphic" style:parent-style-name="standard" style:list-style-name="L1">
      <style:graphic-properties draw:fill-color="#ffde59" draw:textarea-horizontal-align="justify" draw:textarea-vertical-align="top" draw:auto-grow-height="false" fo:min-height="2.461cm" fo:min-width="1.607cm"/>
      <style:paragraph-properties style:writing-mode="lr-tb"/>
    </style:style>
    <style:style style:name="gr34" style:family="graphic" style:parent-style-name="standard" style:list-style-name="L1">
      <style:graphic-properties draw:fill-color="#ffde59" draw:textarea-horizontal-align="justify" draw:textarea-vertical-align="top" draw:auto-grow-height="false" fo:min-height="2.423cm" fo:min-width="1.636cm"/>
      <style:paragraph-properties style:writing-mode="lr-tb"/>
    </style:style>
    <style:style style:name="gr35" style:family="graphic" style:parent-style-name="standard" style:list-style-name="L1">
      <style:graphic-properties draw:fill-color="#ffff6d" draw:textarea-horizontal-align="justify" draw:textarea-vertical-align="top" draw:auto-grow-height="false" fo:min-height="2.451cm" fo:min-width="1.659cm"/>
      <style:paragraph-properties style:writing-mode="lr-tb"/>
    </style:style>
    <style:style style:name="gr36" style:family="graphic" style:parent-style-name="standard">
      <style:graphic-properties draw:fill-color="#e8f2a1" draw:textarea-horizontal-align="justify" draw:textarea-vertical-align="middle" draw:auto-grow-height="false" fo:min-height="0.648cm" fo:min-width="0.652cm"/>
      <style:paragraph-properties style:writing-mode="lr-tb"/>
    </style:style>
    <style:style style:name="gr37" style:family="graphic" style:parent-style-name="standard">
      <style:graphic-properties draw:fill-color="#ffffa6" draw:textarea-horizontal-align="justify" draw:textarea-vertical-align="middle" draw:auto-grow-height="false" fo:min-height="0.648cm" fo:min-width="0.652cm"/>
      <style:paragraph-properties style:writing-mode="lr-tb"/>
    </style:style>
    <style:style style:name="gr38" style:family="graphic" style:parent-style-name="standard" style:list-style-name="L1">
      <style:graphic-properties draw:fill-color="#ffde59" draw:textarea-horizontal-align="justify" draw:textarea-vertical-align="top" draw:auto-grow-height="false" fo:min-height="2.21cm" fo:min-width="1.713cm"/>
      <style:paragraph-properties style:writing-mode="lr-tb"/>
    </style:style>
    <style:style style:name="gr39" style:family="graphic" style:parent-style-name="standard">
      <style:graphic-properties draw:fill-color="#bbe33d" draw:textarea-horizontal-align="justify" draw:textarea-vertical-align="top" draw:auto-grow-height="false" fo:min-height="0.955cm" fo:min-width="1.57cm"/>
      <style:paragraph-properties style:writing-mode="lr-tb"/>
    </style:style>
    <style:style style:name="gr40" style:family="graphic" style:parent-style-name="standard">
      <style:graphic-properties draw:fill-color="#bbe33d" draw:textarea-horizontal-align="justify" draw:textarea-vertical-align="top" draw:auto-grow-height="false" fo:min-height="0.798cm" fo:min-width="1.57cm"/>
      <style:paragraph-properties style:writing-mode="lr-tb"/>
    </style:style>
    <style:style style:name="gr41" style:family="graphic" style:parent-style-name="standard" style:list-style-name="L1">
      <style:graphic-properties draw:fill-color="#d4ea6b" draw:textarea-horizontal-align="justify" draw:textarea-vertical-align="top" draw:auto-grow-height="false" fo:min-height="1.912cm" fo:min-width="1.393cm"/>
      <style:paragraph-properties style:writing-mode="lr-tb"/>
    </style:style>
    <style:style style:name="gr42" style:family="graphic" style:parent-style-name="standard">
      <style:graphic-properties draw:fill-color="#dee6ef" draw:textarea-horizontal-align="justify" draw:textarea-vertical-align="top" draw:auto-grow-height="false" fo:min-height="4.186cm" fo:min-width="1.973cm"/>
      <style:paragraph-properties style:writing-mode="lr-tb"/>
    </style:style>
    <style:style style:name="gr43" style:family="graphic" style:parent-style-name="standard">
      <style:graphic-properties draw:fill-color="#b4c7dc" draw:textarea-horizontal-align="justify" draw:textarea-vertical-align="top" draw:auto-grow-height="false" fo:min-height="2.138cm" fo:min-width="1.54cm"/>
      <style:paragraph-properties style:writing-mode="lr-tb"/>
    </style:style>
    <style:style style:name="P1" style:family="paragraph">
      <style:paragraph-properties fo:text-align="center" style:writing-mode="lr-tb"/>
      <style:text-properties fo:font-size="5pt" style:font-size-asian="5pt" style:font-size-complex="5pt"/>
    </style:style>
    <style:style style:name="P2" style:family="paragraph">
      <loext:graphic-properties draw:fill-color="#ffffa6"/>
      <style:paragraph-properties fo:text-align="center" style:writing-mode="lr-tb"/>
      <style:text-properties fo:font-size="5pt" style:font-size-asian="5pt" style:font-size-complex="5pt"/>
    </style:style>
    <style:style style:name="P3" style:family="paragraph">
      <style:paragraph-properties fo:text-align="start" style:writing-mode="lr-tb"/>
      <style:text-properties fo:font-size="5pt" style:font-size-asian="5pt" style:font-size-complex="5pt"/>
    </style:style>
    <style:style style:name="P4" style:family="paragraph">
      <style:paragraph-properties fo:margin-left="0cm" fo:margin-right="0cm" fo:margin-top="0cm" fo:margin-bottom="0cm" fo:line-height="100%" fo:text-align="start" fo:text-indent="0cm" style:writing-mode="lr-tb"/>
      <style:text-properties fo:font-size="5pt" style:font-size-asian="5pt" style:font-size-complex="5pt"/>
    </style:style>
    <style:style style:name="P5" style:family="paragraph">
      <loext:graphic-properties draw:fill-color="#ffff6d"/>
      <style:paragraph-properties fo:text-align="start" style:writing-mode="lr-tb"/>
      <style:text-properties fo:font-size="5pt" style:font-size-asian="5pt" style:font-size-complex="5pt"/>
    </style:style>
    <style:style style:name="P6" style:family="paragraph">
      <loext:graphic-properties draw:fill-color="#b4c7dc"/>
      <style:paragraph-properties fo:text-align="center" style:writing-mode="lr-tb"/>
      <style:text-properties fo:font-size="5pt" style:font-size-asian="5pt" style:font-size-complex="5pt"/>
    </style:style>
    <style:style style:name="P7" style:family="paragraph">
      <loext:graphic-properties draw:fill-color="#5983b0"/>
      <style:paragraph-properties fo:text-align="start" style:writing-mode="lr-tb"/>
      <style:text-properties fo:font-size="5pt" style:font-size-asian="5pt" style:font-size-complex="5pt"/>
    </style:style>
    <style:style style:name="P8" style:family="paragraph">
      <loext:graphic-properties draw:fill-color="#e0c2cd"/>
      <style:paragraph-properties fo:text-align="center" style:writing-mode="lr-tb"/>
      <style:text-properties fo:font-size="5pt" style:font-size-asian="5pt" style:font-size-complex="5pt"/>
    </style:style>
    <style:style style:name="P9" style:family="paragraph">
      <loext:graphic-properties draw:fill-color="#bf819e"/>
      <style:paragraph-properties fo:text-align="start" style:writing-mode="lr-tb"/>
      <style:text-properties fo:font-size="5pt" style:font-size-asian="5pt" style:font-size-complex="5pt"/>
    </style:style>
    <style:style style:name="P10" style:family="paragraph">
      <loext:graphic-properties draw:fill-color="#e8f2a1"/>
      <style:paragraph-properties fo:text-align="center" style:writing-mode="lr-tb"/>
      <style:text-properties fo:font-size="5pt" style:font-size-asian="5pt" style:font-size-complex="5pt"/>
    </style:style>
    <style:style style:name="P11" style:family="paragraph">
      <loext:graphic-properties draw:fill-color="#bbe33d"/>
      <style:paragraph-properties fo:text-align="start" style:writing-mode="lr-tb"/>
      <style:text-properties fo:font-size="5pt" style:font-size-asian="5pt" style:font-size-complex="5pt"/>
    </style:style>
    <style:style style:name="P12" style:family="paragraph">
      <style:paragraph-properties fo:text-align="center" style:writing-mode="lr-tb"/>
      <style:text-properties fo:font-size="12pt" style:font-size-asian="12pt" style:font-size-complex="12pt"/>
    </style:style>
    <style:style style:name="P13" style:family="paragraph">
      <loext:graphic-properties draw:fill-color="#cccccc"/>
      <style:paragraph-properties fo:text-align="center" style:writing-mode="lr-tb"/>
      <style:text-properties fo:font-size="12pt" style:font-size-asian="12pt" style:font-size-complex="12pt"/>
    </style:style>
    <style:style style:name="P14" style:family="paragraph">
      <style:paragraph-properties fo:text-align="end" style:writing-mode="rl-tb"/>
      <style:text-properties style:font-name="B Nazanin" fo:font-size="5pt" style:font-size-asian="5pt" style:font-name-complex="B Nazanin" style:font-size-complex="5pt"/>
    </style:style>
    <style:style style:name="P15" style:family="paragraph">
      <loext:graphic-properties draw:fill-color="#dddddd"/>
      <style:paragraph-properties fo:text-align="end" style:writing-mode="rl-tb"/>
      <style:text-properties style:font-name="B Nazanin" fo:font-size="5pt" style:font-size-asian="5pt" style:font-name-complex="B Nazanin" style:font-size-complex="5pt"/>
    </style:style>
    <style:style style:name="P16" style:family="paragraph">
      <style:paragraph-properties fo:text-align="end" style:writing-mode="rl-tb"/>
      <style:text-properties fo:font-size="5pt" style:font-size-asian="5pt" style:font-size-complex="5pt"/>
    </style:style>
    <style:style style:name="P17" style:family="paragraph">
      <loext:graphic-properties draw:fill-color="#bbe33d"/>
      <style:paragraph-properties fo:text-align="center" style:writing-mode="lr-tb"/>
      <style:text-properties fo:font-size="5pt" style:font-size-asian="5pt" style:font-size-complex="5pt"/>
    </style:style>
    <style:style style:name="P18" style:family="paragraph">
      <style:paragraph-properties fo:margin-left="0cm" fo:margin-right="0cm" fo:margin-top="0.1cm" fo:margin-bottom="0.1cm" fo:line-height="100%" fo:text-align="end" fo:text-indent="0cm" style:writing-mode="rl-tb"/>
      <style:text-properties fo:font-size="5pt" style:font-size-asian="5pt" style:font-size-complex="5pt"/>
    </style:style>
    <style:style style:name="P19" style:family="paragraph">
      <loext:graphic-properties draw:fill-color="#ffd7d7"/>
      <style:paragraph-properties fo:text-align="center" style:writing-mode="lr-tb"/>
      <style:text-properties fo:font-size="5pt" style:font-size-asian="5pt" style:font-size-complex="5pt"/>
    </style:style>
    <style:style style:name="P20" style:family="paragraph">
      <loext:graphic-properties draw:fill-color="#ffa6a6"/>
      <style:paragraph-properties fo:text-align="start" style:writing-mode="lr-tb"/>
      <style:text-properties fo:font-size="5pt" style:font-size-asian="5pt" style:font-size-complex="5pt"/>
    </style:style>
    <style:style style:name="P21" style:family="paragraph">
      <style:paragraph-properties fo:text-align="center"/>
    </style:style>
    <style:style style:name="P22" style:family="paragraph">
      <style:paragraph-properties fo:text-align="center" style:writing-mode="lr-tb"/>
      <style:text-properties fo:font-size="7pt" style:font-size-asian="7pt" style:font-size-complex="7pt"/>
    </style:style>
    <style:style style:name="P23" style:family="paragraph">
      <loext:graphic-properties draw:fill-color="#ffa6a6"/>
      <style:paragraph-properties fo:text-align="center" style:writing-mode="lr-tb"/>
      <style:text-properties fo:font-size="7pt" style:font-size-asian="7pt" style:font-size-complex="7pt"/>
    </style:style>
    <style:style style:name="P24" style:family="paragraph">
      <style:paragraph-properties fo:margin-left="0cm" fo:margin-right="0cm" fo:margin-top="0.2cm" fo:margin-bottom="0.2cm" fo:line-height="100%" fo:text-align="center" fo:text-indent="0cm" style:writing-mode="rl-tb"/>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P25" style:family="paragraph">
      <loext:graphic-properties draw:fill-color="#d4ea6b"/>
      <style:paragraph-properties fo:margin-left="0cm" fo:margin-right="0cm" fo:margin-top="0.2cm" fo:margin-bottom="0.2cm" fo:line-height="100%" fo:text-align="center" fo:text-indent="0cm" style:writing-mode="rl-tb"/>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2cm" fo:margin-bottom="0.2cm" fo:line-height="100%" fo:text-align="end" fo:text-indent="0cm" style:writing-mode="rl-tb"/>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P27" style:family="paragraph">
      <loext:graphic-properties draw:fill-color="#d4ea6b"/>
      <style:paragraph-properties fo:margin-left="0cm" fo:margin-right="0cm" fo:margin-top="0.2cm" fo:margin-bottom="0.2cm" fo:line-height="100%" fo:text-align="end" fo:text-indent="0cm" style:writing-mode="rl-tb"/>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1cm" fo:margin-bottom="0.1cm" fo:line-height="100%" fo:text-align="end" fo:text-indent="0cm" style:writing-mode="rl-tb"/>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P29" style:family="paragraph">
      <loext:graphic-properties draw:fill-color="#d4ea6b"/>
      <style:paragraph-properties fo:margin-left="0cm" fo:margin-right="0cm" fo:margin-top="0.1cm" fo:margin-bottom="0.1cm" fo:line-height="100%" fo:text-align="end" fo:text-indent="0cm" style:writing-mode="rl-tb"/>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P30" style:family="paragraph">
      <loext:graphic-properties draw:fill-color="#ffff6d"/>
      <style:paragraph-properties fo:margin-left="0cm" fo:margin-right="0cm" fo:margin-top="0.1cm" fo:margin-bottom="0.1cm" fo:line-height="100%" fo:text-align="end" fo:text-indent="0cm" style:writing-mode="rl-tb"/>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P31" style:family="paragraph">
      <loext:graphic-properties draw:fill-color="#ffde59"/>
      <style:paragraph-properties fo:margin-left="0cm" fo:margin-right="0cm" fo:margin-top="0.1cm" fo:margin-bottom="0.1cm" fo:line-height="100%" fo:text-align="end" fo:text-indent="0cm" style:writing-mode="rl-tb"/>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P32" style:family="paragraph">
      <style:paragraph-properties fo:text-align="center" style:writing-mode="lr-tb"/>
      <style:text-properties fo:font-size="6pt" style:font-size-asian="6pt" style:font-size-complex="6pt"/>
    </style:style>
    <style:style style:name="P33" style:family="paragraph">
      <loext:graphic-properties draw:fill-color="#e8f2a1"/>
      <style:paragraph-properties fo:text-align="center" style:writing-mode="lr-tb"/>
      <style:text-properties fo:font-size="6pt" style:font-size-asian="6pt" style:font-size-complex="6pt"/>
    </style:style>
    <style:style style:name="P34" style:family="paragraph">
      <style:paragraph-properties fo:text-align="center" style:writing-mode="rl-tb"/>
      <style:text-properties fo:font-size="6pt" style:font-size-asian="6pt" style:font-size-complex="6pt"/>
    </style:style>
    <style:style style:name="P35" style:family="paragraph">
      <loext:graphic-properties draw:fill-color="#ffffa6"/>
      <style:paragraph-properties fo:text-align="center" style:writing-mode="rl-tb"/>
      <style:text-properties fo:font-size="6pt" style:font-size-asian="6pt" style:font-size-complex="6pt"/>
    </style:style>
    <style:style style:name="P36" style:family="paragraph">
      <loext:graphic-properties draw:fill-color="#dee6ef"/>
      <style:paragraph-properties fo:text-align="center" style:writing-mode="lr-tb"/>
      <style:text-properties fo:font-size="5pt" style:font-size-asian="5pt" style:font-size-complex="5pt"/>
    </style:style>
    <style:style style:name="P37" style:family="paragraph">
      <loext:graphic-properties draw:fill-color="#b4c7dc"/>
      <style:paragraph-properties fo:text-align="start" style:writing-mode="lr-tb"/>
      <style:text-properties fo:font-size="5pt" style:font-size-asian="5pt" style:font-size-complex="5pt"/>
    </style:style>
    <style:style style:name="T1" style:family="text">
      <style:text-properties fo:font-size="5pt" style:font-size-asian="5pt" style:font-size-complex="5pt"/>
    </style:style>
    <style:style style:name="T2" style:family="text">
      <style:text-properties fo:font-variant="normal" fo:text-transform="none" style:use-window-font-color="true" style:text-outline="false" style:text-line-through-style="none" style:text-line-through-type="none" style:font-name="Liberation Sans1" fo:font-size="5pt" fo:font-style="normal" fo:text-shadow="none" style:text-underline-style="none" fo:font-weight="normal" style:letter-kerning="true" style:font-name-asian="Noto Sans CJK SC" style:font-size-asian="5pt" style:font-style-asian="normal" style:font-weight-asian="normal" style:font-name-complex="DejaVu Sans" style:font-size-complex="5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style:font-name="B Nazanin" fo:font-size="5pt" style:font-size-asian="5pt" style:font-name-complex="B Nazanin" style:font-size-complex="5pt"/>
    </style:style>
    <style:style style:name="T5" style:family="text">
      <style:text-properties style:font-name="Ubuntu" fo:font-size="5pt" style:font-size-asian="5pt" style:font-name-complex="B Nazanin" style:font-size-complex="5pt"/>
    </style:style>
    <style:style style:name="T6" style:family="text">
      <style:text-properties fo:font-variant="normal" fo:text-transform="none" style:use-window-font-color="true" style:text-outline="false" style:text-line-through-style="none" style:text-line-through-type="none" style:font-name="Ubuntu"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T7" style:family="text">
      <style:text-properties fo:font-size="7pt" style:font-size-asian="7pt" style:font-size-complex="7pt"/>
    </style:style>
    <style:style style:name="T8" style:family="text">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bold" style:letter-kerning="true" style:font-name-asian="Noto Sans CJK SC" style:font-size-asian="5pt" style:font-style-asian="normal" style:font-weight-asian="bold" style:font-name-complex="B Nazanin" style:font-size-complex="5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Ubuntu" fo:font-size="5pt" fo:font-style="normal" fo:text-shadow="none" style:text-underline-style="none" fo:font-weight="bold" style:letter-kerning="true" style:font-name-asian="Noto Sans CJK SC" style:font-size-asian="5pt" style:font-style-asian="normal" style:font-weight-asian="bold" style:font-name-complex="B Nazanin" style:font-size-complex="5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B Nazanin" fo:font-size="5pt" fo:font-style="normal" fo:text-shadow="none" style:text-underline-style="none" fo:font-weight="normal" style:letter-kerning="true" style:font-name-asian="Noto Sans CJK SC" style:font-size-asian="5pt" style:font-style-asian="normal" style:font-weight-asian="normal" style:font-name-complex="B Nazanin" style:font-size-complex="5pt" style:font-style-complex="normal" style:font-weight-complex="normal" style:text-emphasize="none" style:font-relief="none" style:text-overline-style="none" style:text-overline-color="font-color"/>
    </style:style>
    <style:style style:name="T11"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599cm" svg:height="3.837cm" svg:x="1.1cm" svg:y="1.1cm">
          <text:p text:style-name="P1"><text:span text:style-name="T1">accounts app</text:span></text:p>
          <draw:enhanced-geometry svg:viewBox="0 0 21600 21600" draw:type="rectangle" draw:enhanced-path="M 0 0 L 21600 0 21600 21600 0 21600 0 0 Z N"/>
        </draw:custom-shape>
        <draw:custom-shape draw:style-name="gr2" draw:text-style-name="P5" xml:id="id1" draw:id="id1" draw:layer="layout" svg:width="1.843cm" svg:height="2.518cm" svg:x="1.343cm" svg:y="1.546cm">
          <text:p text:style-name="P3"><text:span text:style-name="T1">:: User Model ::</text:span></text:p>
          <text:p text:style-name="P3"><text:span text:style-name="T1">0 email</text:span></text:p>
          <text:p text:style-name="P3"><text:span text:style-name="T1"/></text:p>
          <text:p text:style-name="P3"><text:span text:style-name="T1">0 publisher [False]</text:span></text:p>
          <text:p text:style-name="P4"><text:span text:style-name="T2">0 is_admin </text:span><text:span text:style-name="T1">[False]</text:span></text:p>
          <text:p text:style-name="P4"><text:span text:style-name="T2">0 is_active </text:span><text:span text:style-name="T1">[True]</text:span></text:p>
          <text:p text:style-name="P3"><text:span text:style-name="T1"/></text:p>
          <text:p text:style-name="P3"><text:span text:style-name="T1">0 created</text:span></text:p>
          <text:p text:style-name="P3"><text:span text:style-name="T1">0 updated</text:span></text:p>
          <text:p text:style-name="P3"><text:span text:style-name="T1">[ last_login ]</text:span></text:p>
          <draw:enhanced-geometry svg:viewBox="0 0 21600 21600" draw:type="rectangle" draw:enhanced-path="M 0 0 L 21600 0 21600 21600 0 21600 0 0 Z N"/>
        </draw:custom-shape>
        <draw:custom-shape draw:style-name="gr3" draw:text-style-name="P5" xml:id="id2" draw:id="id2" draw:layer="layout" svg:width="2.014cm" svg:height="3.199cm" svg:x="3.585cm" svg:y="1.546cm">
          <text:p text:style-name="P3"><text:span text:style-name="T1">:: Profile Model ::</text:span></text:p>
          <text:p text:style-name="P3"><text:span text:style-name="T1">+ user</text:span></text:p>
          <text:p text:style-name="P3"><text:span text:style-name="T1">0 name</text:span></text:p>
          <text:p text:style-name="P3"><text:span text:style-name="T1">0 mobile </text:span></text:p>
          <text:p text:style-name="P3"><text:span text:style-name="T1"/></text:p>
          <text:p text:style-name="P3"><text:span text:style-name="T1">0 height (int)</text:span></text:p>
          <text:p text:style-name="P3"><text:span text:style-name="T1">0 weight (int)</text:span></text:p>
          <text:p text:style-name="P4"><text:span text:style-name="T1">0 goal_weight (int)</text:span></text:p>
          <text:p text:style-name="P3"><text:span text:style-name="T1">0 bmi (auto)</text:span></text:p>
          <text:p text:style-name="P4"><text:span text:style-name="T2">0 secs </text:span><text:span text:style-name="T1">(ChoiceField)</text:span></text:p>
          <text:p text:style-name="P3"><text:span text:style-name="T1">0 date_birth</text:span></text:p>
          <text:p text:style-name="P3"><text:span text:style-name="T1"/></text:p>
          <text:p text:style-name="P3"><text:span text:style-name="T1">0 created</text:span></text:p>
          <text:p text:style-name="P3"><text:span text:style-name="T1">0 updated</text:span></text:p>
          <draw:enhanced-geometry svg:viewBox="0 0 21600 21600" draw:type="rectangle" draw:enhanced-path="M 0 0 L 21600 0 21600 21600 0 21600 0 0 Z N"/>
        </draw:custom-shape>
        <draw:custom-shape draw:style-name="gr4" draw:text-style-name="P6" draw:layer="layout" svg:width="2.629cm" svg:height="4.182cm" svg:x="1.251cm" svg:y="5.2cm">
          <text:p text:style-name="P1"><text:span text:style-name="T1">doctor app</text:span></text:p>
          <draw:enhanced-geometry svg:viewBox="0 0 21600 21600" draw:type="rectangle" draw:enhanced-path="M 0 0 L 21600 0 21600 21600 0 21600 0 0 Z N"/>
        </draw:custom-shape>
        <draw:custom-shape draw:style-name="gr5" draw:text-style-name="P7" xml:id="id3" draw:id="id3" draw:layer="layout" svg:width="2.121cm" svg:height="1.966cm" svg:x="1.505cm" svg:y="5.646cm">
          <text:p text:style-name="P3"><text:span text:style-name="T1">:: doctor Model ::</text:span></text:p>
          <text:p text:style-name="P3"><text:span text:style-name="T1">0 name</text:span></text:p>
          <text:p text:style-name="P3"><text:span text:style-name="T1">+ cat (CAT)</text:span></text:p>
          <text:p text:style-name="P3"><text:span text:style-name="T1">0 descriptions</text:span></text:p>
          <text:p text:style-name="P4"><text:span text:style-name="T2">0 slug (En) </text:span><text:span text:style-name="T1">(unique)</text:span></text:p>
          <text:p text:style-name="P3"><text:span text:style-name="T1">0 link get visit</text:span></text:p>
          <draw:enhanced-geometry svg:viewBox="0 0 21600 21600" draw:type="rectangle" draw:enhanced-path="M 0 0 L 21600 0 21600 21600 0 21600 0 0 Z N"/>
        </draw:custom-shape>
        <draw:custom-shape draw:style-name="gr6" draw:text-style-name="P8" draw:layer="layout" svg:width="2.473cm" svg:height="4.436cm" svg:x="7.29cm" svg:y="5.2cm">
          <text:p text:style-name="P1"><text:span text:style-name="T1">shopping app</text:span></text:p>
          <draw:enhanced-geometry svg:viewBox="0 0 21600 21600" draw:type="rectangle" draw:enhanced-path="M 0 0 L 21600 0 21600 21600 0 21600 0 0 Z N"/>
        </draw:custom-shape>
        <draw:custom-shape draw:style-name="gr7" draw:text-style-name="P9" xml:id="id7" draw:id="id7" draw:layer="layout" svg:width="2.04cm" svg:height="2.388cm" svg:x="7.509cm" svg:y="5.646cm">
          <text:p text:style-name="P3"><text:span text:style-name="T1">:: shopping Model ::</text:span></text:p>
          <text:p text:style-name="P3"><text:span text:style-name="T1">0 name</text:span></text:p>
          <text:p text:style-name="P3"><text:span text:style-name="T1">+ cat (CAT)</text:span></text:p>
          <text:p text:style-name="P3"><text:span text:style-name="T1">0 descriptions</text:span></text:p>
          <text:p text:style-name="P3"><text:span text:style-name="T1">0 shop_name</text:span></text:p>
          <text:p text:style-name="P3"><text:span text:style-name="T1">0 pic</text:span></text:p>
          <text:p text:style-name="P3"><text:span text:style-name="T1">0 price</text:span></text:p>
          <text:p text:style-name="P4"><text:span text:style-name="T2">0 slug (En) </text:span><text:span text:style-name="T1">(unique)</text:span></text:p>
          <text:p text:style-name="P3"><text:span text:style-name="T1">0 link visit site</text:span></text:p>
          <draw:enhanced-geometry svg:viewBox="0 0 21600 21600" draw:type="rectangle" draw:enhanced-path="M 0 0 L 21600 0 21600 21600 0 21600 0 0 Z N"/>
        </draw:custom-shape>
        <draw:custom-shape draw:style-name="gr8" draw:text-style-name="P10" draw:layer="layout" svg:width="7.519cm" svg:height="3.71cm" svg:x="5.927cm" svg:y="1.1cm">
          <text:p text:style-name="P1"><text:span text:style-name="T1">blog app</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2.485cm" svg:height="2.883cm" svg:x="6.135cm" svg:y="1.546cm">
          <text:p text:style-name="P3"><text:span text:style-name="T1">:: blog Model ::</text:span></text:p>
          <text:p text:style-name="P3"><text:span text:style-name="T1"/></text:p>
          <text:p text:style-name="P3"><text:span text:style-name="T1">0 title</text:span></text:p>
          <text:p text:style-name="P3"><text:span text:style-name="T1">0 body </text:span></text:p>
          <text:p text:style-name="P4"><text:span text:style-name="T1">0 pic</text:span></text:p>
          <text:p text:style-name="P4"><text:span text:style-name="T2">0 slug (En) </text:span><text:span text:style-name="T1">(unique)</text:span></text:p>
          <text:p text:style-name="P3"><text:span text:style-name="T1"/></text:p>
          <text:p text:style-name="P3"><text:span text:style-name="T1">$ secs (ChoiceField)</text:span></text:p>
          <text:p text:style-name="P3"><text:span text:style-name="T1">$ </text:span><text:span text:style-name="T1">range_age(ChoiceFi</text:span><text:span text:style-name="T1">eld)</text:span></text:p>
          <text:p text:style-name="P4"><text:span text:style-name="T1">$ bmi (ChoiceField)</text:span></text:p>
          <text:p text:style-name="P4"><text:span text:style-name="T1"/></text:p>
          <text:p text:style-name="P4"><text:span text:style-name="T1">T Category (CAT)</text:span></text:p>
          <draw:enhanced-geometry svg:viewBox="0 0 21600 21600" draw:type="rectangle" draw:enhanced-path="M 0 0 L 21600 0 21600 21600 0 21600 0 0 Z N"/>
        </draw:custom-shape>
        <draw:custom-shape draw:style-name="gr10" draw:text-style-name="P13" draw:layer="layout" svg:width="6.985cm" svg:height="1cm" svg:x="10.652cm" svg:y="0cm">
          <text:p text:style-name="P12"><text:span text:style-name="T3">Strategy </text:span><text:span text:style-name="T3">Plan</text:span></text:p>
          <draw:enhanced-geometry svg:viewBox="0 0 21600 21600" draw:type="rectangle" draw:enhanced-path="M 0 0 L 21600 0 21600 21600 0 21600 0 0 Z N"/>
        </draw:custom-shape>
        <draw:custom-shape draw:style-name="gr11" draw:text-style-name="P15" draw:layer="layout" svg:width="2.927cm" svg:height="0.972cm" svg:x="4.121cm" svg:y="9.934cm">
          <text:p text:style-name="P14"><text:span text:style-name="T4">همه تاریخ ها باید برای نمایش </text:span><text:span text:style-name="T4">شمسی باشند.</text:span></text:p>
          <draw:enhanced-geometry svg:viewBox="0 0 21600 21600" draw:type="rectangle" draw:enhanced-path="M 0 0 L 21600 0 21600 21600 0 21600 0 0 Z N"/>
        </draw:custom-shape>
        <draw:custom-shape draw:style-name="gr12" draw:text-style-name="P15" draw:layer="layout" svg:width="2.927cm" svg:height="1.046cm" svg:x="1.121cm" svg:y="9.937cm">
          <text:p text:style-name="P14"><text:span text:style-name="T4">اکثریت فیلدها تا جای ممکن </text:span><text:span text:style-name="T4">باید</text:span></text:p>
          <text:p text:style-name="P14"><text:span text:style-name="T4"><text:s/></text:span><text:span text:style-name="T5">null</text:span><text:span text:style-name="T4">, </text:span><text:span text:style-name="T5">blank</text:span><text:span text:style-name="T4"> آن‌ها برابر </text:span><text:span text:style-name="T5">True</text:span><text:span text:style-name="T4"> باشد</text:span></text:p>
          <text:p text:style-name="P14"><text:span text:style-name="T4">و شرط مقداردهی آن‌ها در </text:span><text:span text:style-name="T5">form</text:span><text:span text:style-name="T4"> بررسی شود.</text:span></text:p>
          <draw:enhanced-geometry svg:viewBox="0 0 21600 21600" draw:type="rectangle" draw:enhanced-path="M 0 0 L 21600 0 21600 21600 0 21600 0 0 Z N"/>
        </draw:custom-shape>
        <draw:custom-shape draw:style-name="gr13" draw:text-style-name="P17" draw:layer="layout" svg:width="2.07cm" svg:height="0.724cm" svg:x="8.762cm" svg:y="1.546cm">
          <text:p text:style-name="P1"><text:span text:style-name="T1">Secs [ Choice Field ]</text:span></text:p>
          <text:p text:style-name="P16"><text:span text:style-name="T1">- مرد <text:s text:c="2"/>- زن <text:s text:c="3"/>- همه</text:span></text:p>
          <draw:enhanced-geometry svg:viewBox="0 0 21600 21600" draw:type="rectangle" draw:enhanced-path="M 0 0 L 21600 0 21600 21600 0 21600 0 0 Z N"/>
        </draw:custom-shape>
        <draw:custom-shape draw:style-name="gr14" draw:text-style-name="P11" draw:layer="layout" svg:width="2.324cm" svg:height="2.159cm" svg:x="10.949cm" svg:y="1.635cm">
          <text:p text:style-name="P3"><text:span text:style-name="T1">:: </text:span><text:span text:style-name="T1">Categ</text:span><text:span text:style-name="T1">ory <text:s/></text:span><text:span text:style-name="T1">Model </text:span><text:span text:style-name="T1">::</text:span></text:p>
          <text:p text:style-name="P4"><text:span text:style-name="T1">0 </text:span><text:span text:style-name="T1">name </text:span><text:span text:style-name="T1">(Fa)</text:span></text:p>
          <text:p text:style-name="P4"><text:span text:style-name="T2">0 slug </text:span><text:span text:style-name="T2"><text:s text:c="2"/>(En) </text:span><text:span text:style-name="T1">(uniqu</text:span><text:span text:style-name="T1">e)</text:span></text:p>
          <text:p text:style-name="P4"><text:span text:style-name="T1"/></text:p>
          <text:p text:style-name="P18"><text:span text:style-name="T6">* تغذیه <text:s text:c="2"/></text:span><text:span text:style-name="T6"><text:s text:c="7"/>* </text:span><text:span text:style-name="T6">حرکت </text:span><text:span text:style-name="T6">ورزشی <text:s text:c="3"/></text:span><text:span text:style-name="T6"><text:s/></text:span></text:p>
          <text:p text:style-name="P18"><text:span text:style-name="T6">* سلامت </text:span><text:span text:style-name="T6">روان * </text:span><text:span text:style-name="T6">تناسب </text:span><text:span text:style-name="T6">اندام</text:span></text:p>
          <text:p text:style-name="P18"><text:span text:style-name="T6">* اضافه </text:span><text:span text:style-name="T6">وزن <text:s text:c="3"/>* </text:span><text:span text:style-name="T6">کاهش </text:span><text:span text:style-name="T6">وزن</text:span></text:p>
          <text:p text:style-name="P18"><text:span text:style-name="T6"><text:s text:c="7"/></text:span></text:p>
          <draw:enhanced-geometry svg:viewBox="0 0 21600 21600" draw:type="rectangle" draw:enhanced-path="M 0 0 L 21600 0 21600 21600 0 21600 0 0 Z N"/>
        </draw:custom-shape>
        <draw:custom-shape draw:style-name="gr15" draw:text-style-name="P19" draw:layer="layout" svg:width="2.679cm" svg:height="4.182cm" svg:x="4.251cm" svg:y="5.2cm">
          <text:p text:style-name="P1"><text:span text:style-name="T1">sport </text:span><text:span text:style-name="T1">app</text:span></text:p>
          <draw:enhanced-geometry svg:viewBox="0 0 21600 21600" draw:type="rectangle" draw:enhanced-path="M 0 0 L 21600 0 21600 21600 0 21600 0 0 Z N"/>
        </draw:custom-shape>
        <draw:custom-shape draw:style-name="gr16" draw:text-style-name="P20" xml:id="id5" draw:id="id5" draw:layer="layout" svg:width="2.044cm" svg:height="1.866cm" svg:x="4.505cm" svg:y="5.646cm">
          <text:p text:style-name="P3"><text:span text:style-name="T1">:: sport </text:span><text:span text:style-name="T1">Model ::</text:span></text:p>
          <text:p text:style-name="P3"><text:span text:style-name="T1">0 name</text:span></text:p>
          <text:p text:style-name="P3"><text:span text:style-name="T1">0 </text:span><text:span text:style-name="T1">descript</text:span><text:span text:style-name="T1">ions</text:span></text:p>
          <text:p text:style-name="P4"><text:span text:style-name="T2">0 slug </text:span><text:span text:style-name="T2">(En) </text:span><text:span text:style-name="T1">(unique)</text:span></text:p>
          <text:p text:style-name="P3"><text:span text:style-name="T1">0 movie</text:span></text:p>
          <text:p text:style-name="P3"><text:span text:style-name="T1">+ cat </text:span><text:span text:style-name="T1">(CAT)</text:span></text:p>
          <draw:enhanced-geometry svg:viewBox="0 0 21600 21600" draw:type="rectangle" draw:enhanced-path="M 0 0 L 21600 0 21600 21600 0 21600 0 0 Z N"/>
        </draw:custom-shape>
        <draw:custom-shape draw:style-name="gr17" draw:text-style-name="P20" xml:id="id6" draw:id="id6" draw:layer="layout" svg:width="2.171cm" svg:height="1.363cm" svg:x="4.405cm" svg:y="7.767cm">
          <text:p text:style-name="P3"><text:span text:style-name="T1">:: category </text:span><text:span text:style-name="T1">Model ::</text:span></text:p>
          <text:p text:style-name="P3"><text:span text:style-name="T1">0 id</text:span></text:p>
          <text:p text:style-name="P3"><text:span text:style-name="T1">0 name</text:span></text:p>
          <text:p text:style-name="P4"><text:span text:style-name="T2">0 slug (En) </text:span><text:span text:style-name="T1">(unique)</text:span></text:p>
          <draw:enhanced-geometry svg:viewBox="0 0 21600 21600" draw:type="rectangle" draw:enhanced-path="M 0 0 L 21600 0 21600 21600 0 21600 0 0 Z N"/>
        </draw:custom-shape>
        <draw:custom-shape draw:style-name="gr18" draw:text-style-name="P9" xml:id="id8" draw:id="id8" draw:layer="layout" svg:width="2.04cm" svg:height="1.074cm" svg:x="7.509cm" svg:y="8.275cm">
          <text:p text:style-name="P3"><text:span text:style-name="T1">:: category Model ::</text:span></text:p>
          <text:p text:style-name="P3"><text:span text:style-name="T1">0 id</text:span></text:p>
          <text:p text:style-name="P3"><text:span text:style-name="T1">0 name</text:span></text:p>
          <text:p text:style-name="P4"><text:span text:style-name="T2">0 slug (En) </text:span><text:span text:style-name="T1">(unique)</text:span></text:p>
          <draw:enhanced-geometry svg:viewBox="0 0 21600 21600" draw:mirror-horizontal="false" draw:mirror-vertical="false" draw:type="rectangle" draw:enhanced-path="M 0 0 L 21600 0 21600 21600 0 21600 0 0 Z N"/>
        </draw:custom-shape>
        <draw:custom-shape draw:style-name="gr19" draw:text-style-name="P7" xml:id="id4" draw:id="id4" draw:layer="layout" svg:width="1.994cm" svg:height="1.23cm" svg:x="1.505cm" svg:y="7.846cm">
          <text:p text:style-name="P3"><text:span text:style-name="T1">:: category Model ::</text:span></text:p>
          <text:p text:style-name="P3"><text:span text:style-name="T1">0 id</text:span></text:p>
          <text:p text:style-name="P3"><text:span text:style-name="T1">0 name</text:span></text:p>
          <text:p text:style-name="P4"><text:span text:style-name="T2">0 slug (En) </text:span><text:span text:style-name="T1">(unique)</text:span></text:p>
          <draw:enhanced-geometry svg:viewBox="0 0 21600 21600" draw:type="rectangle" draw:enhanced-path="M 0 0 L 21600 0 21600 21600 0 21600 0 0 Z N"/>
        </draw:custom-shape>
        <draw:connector draw:style-name="gr20" draw:text-style-name="P21" draw:layer="layout" svg:x1="3.186cm" svg:y1="2.805cm" svg:x2="3.585cm" svg:y2="3.145cm" draw:start-shape="id1" draw:start-glue-point="1" draw:end-shape="id2" draw:end-glue-point="3" svg:d="M3186 2805h199v340h200" svg:viewBox="0 0 400 341">
          <text:p/>
        </draw:connector>
        <draw:connector draw:style-name="gr20" draw:text-style-name="P21" draw:layer="layout" svg:x1="2.565cm" svg:y1="7.612cm" svg:x2="2.502cm" svg:y2="7.846cm" draw:start-shape="id3" draw:start-glue-point="2" draw:end-shape="id4" draw:end-glue-point="0" svg:d="M2565 7612v117h-63v117" svg:viewBox="0 0 64 235">
          <text:p/>
        </draw:connector>
        <draw:connector draw:style-name="gr20" draw:text-style-name="P21" draw:layer="layout" svg:x1="5.527cm" svg:y1="7.512cm" svg:x2="5.49cm" svg:y2="7.767cm" draw:start-shape="id5" draw:start-glue-point="2" draw:end-shape="id6" draw:end-glue-point="0" svg:d="M5527 7512v127h-37v128" svg:viewBox="0 0 38 256">
          <text:p/>
        </draw:connector>
        <draw:connector draw:style-name="gr20" draw:text-style-name="P21" draw:layer="layout" svg:x1="8.529cm" svg:y1="8.034cm" svg:x2="8.529cm" svg:y2="8.275cm" draw:start-shape="id7" draw:start-glue-point="2" draw:end-shape="id8" draw:end-glue-point="0" svg:d="M8529 8034v241" svg:viewBox="0 0 1 242">
          <text:p/>
        </draw:connector>
        <draw:custom-shape draw:style-name="gr21" draw:text-style-name="P23" draw:layer="layout" svg:width="1.651cm" svg:height="1.043cm" svg:x="5.064cm" svg:y="0.238cm">
          <text:p text:style-name="P22"><text:span text:style-name="T7">model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3" draw:layer="layout" svg:width="1.967cm" svg:height="1.397cm" svg:x="16.763cm" svg:y="0.546cm">
          <text:p text:style-name="P22"><text:span text:style-name="T7">operation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5" draw:layer="layout" svg:width="1.027cm" svg:height="0.508cm" svg:x="16.389cm" svg:y="2.259cm">
          <text:p text:style-name="P24"><text:span text:style-name="T6">register</text:span></text:p>
          <draw:enhanced-geometry svg:viewBox="0 0 21600 21600" draw:mirror-horizontal="false" draw:mirror-vertical="false" draw:type="rectangle" draw:enhanced-path="M 0 0 L 21600 0 21600 21600 0 21600 0 0 Z N"/>
        </draw:custom-shape>
        <draw:custom-shape draw:style-name="gr24" draw:text-style-name="P27" draw:layer="layout" svg:width="1.027cm" svg:height="0.508cm" svg:x="16.389cm" svg:y="2.859cm">
          <text:p text:style-name="P26"><text:span text:style-name="T6">login</text:span></text:p>
          <draw:enhanced-geometry svg:viewBox="0 0 21600 21600" draw:mirror-horizontal="false" draw:mirror-vertical="false" draw:type="rectangle" draw:enhanced-path="M 0 0 L 21600 0 21600 21600 0 21600 0 0 Z N"/>
        </draw:custom-shape>
        <draw:custom-shape draw:style-name="gr25" draw:text-style-name="P25" draw:layer="layout" svg:width="1.027cm" svg:height="0.508cm" svg:x="16.389cm" svg:y="3.459cm">
          <text:p text:style-name="P24"><text:span text:style-name="T6">logout</text:span></text:p>
          <draw:enhanced-geometry svg:viewBox="0 0 21600 21600" draw:mirror-horizontal="false" draw:mirror-vertical="false" draw:type="rectangle" draw:enhanced-path="M 0 0 L 21600 0 21600 21600 0 21600 0 0 Z N"/>
        </draw:custom-shape>
        <draw:custom-shape draw:style-name="gr26" draw:text-style-name="P29" draw:layer="layout" svg:width="2.21cm" svg:height="2.162cm" svg:x="17.518cm" svg:y="2.267cm">
          <text:p text:style-name="P28"><text:span text:style-name="T8"><text:s text:c="6"/>محاسبه سریع </text:span><text:span text:style-name="T9">BMI</text:span></text:p>
          <text:p text:style-name="P28"><text:span text:style-name="T9"/></text:p>
          <text:p text:style-name="P28"><text:span text:style-name="T10">* در یک صفحه اختصاصی</text:span></text:p>
          <text:p text:style-name="P28"><text:span text:style-name="T10">* گرفتن قد ، وزن ، جنسیت</text:span></text:p>
          <text:p text:style-name="P28"><text:span text:style-name="T10">* مشابهه سایت کرفس</text:span></text:p>
          <text:p text:style-name="P28"><text:span text:style-name="T10">* تحلیل وضعیت نسبت به</text:span><text:span text:style-name="T10">BMI</text:span></text:p>
          <text:p text:style-name="P28"><text:span text:style-name="T10">( بدون نیاز به ثبت نام )</text:span></text:p>
          <draw:enhanced-geometry svg:viewBox="0 0 21600 21600" draw:mirror-horizontal="false" draw:mirror-vertical="false" draw:type="rectangle" draw:enhanced-path="M 0 0 L 21600 0 21600 21600 0 21600 0 0 Z N"/>
        </draw:custom-shape>
        <draw:custom-shape draw:style-name="gr27" draw:text-style-name="P30" draw:layer="layout" svg:width="2.164cm" svg:height="2.751cm" svg:x="15.968cm" svg:y="5.669cm">
          <text:p text:style-name="P28"><text:span text:style-name="T8"><text:s text:c="5"/>ثبت وزن ایده آل</text:span></text:p>
          <text:p text:style-name="P28"><text:span text:style-name="T6"/></text:p>
          <text:p text:style-name="P28"><text:span text:style-name="T10">* در یک صفحه اختصاصی</text:span></text:p>
          <text:p text:style-name="P28"><text:span text:style-name="T10">* مشابهه سایت کرفس</text:span></text:p>
          <text:p text:style-name="P28"><text:span text:style-name="T10">* بدون نیاز به تاریخچه</text:span></text:p>
          <text:p text:style-name="P28"><text:span text:style-name="T10">(حتماً باید ثبت نام انجام شود)</text:span></text:p>
          <text:p text:style-name="P28"><text:span text:style-name="T10">( <text:s/>نیازی به صفحه محاسبه</text:span></text:p>
          <text:p text:style-name="P28"><text:span text:style-name="T10">ا </text:span><text:span text:style-name="T10">bmi</text:span><text:span text:style-name="T10"> نیست ، این مقدار در </text:span></text:p>
          <text:p text:style-name="P28"><text:span text:style-name="T10">پنل نشان داده می‌شود. <text:s/>)</text:span></text:p>
          <draw:enhanced-geometry svg:viewBox="0 0 21600 21600" draw:mirror-horizontal="false" draw:mirror-vertical="false" draw:type="rectangle" draw:enhanced-path="M 0 0 L 21600 0 21600 21600 0 21600 0 0 Z N"/>
        </draw:custom-shape>
        <draw:custom-shape draw:style-name="gr28" draw:text-style-name="P30" draw:layer="layout" svg:width="2cm" svg:height="1.878cm" svg:x="20.452cm" svg:y="5.753cm">
          <text:p text:style-name="P28"><text:span text:style-name="T8"><text:s text:c="11"/>ثبت قد</text:span></text:p>
          <text:p text:style-name="P28"><text:span text:style-name="T6"/></text:p>
          <text:p text:style-name="P28"><text:span text:style-name="T10">* در یک صفحه اختصاصی</text:span></text:p>
          <text:p text:style-name="P28"><text:span text:style-name="T10">* مشابهه سایت کرفس</text:span></text:p>
          <text:p text:style-name="P28"><text:span text:style-name="T10">* بدون نیاز به تاریخچه</text:span></text:p>
          <text:p text:style-name="P28"><text:span text:style-name="T10">(حتماً باید ثبت نام انجام شود)</text:span></text:p>
          <draw:enhanced-geometry svg:viewBox="0 0 21600 21600" draw:mirror-horizontal="false" draw:mirror-vertical="false" draw:type="rectangle" draw:enhanced-path="M 0 0 L 21600 0 21600 21600 0 21600 0 0 Z N"/>
        </draw:custom-shape>
        <draw:custom-shape draw:style-name="gr29" draw:text-style-name="P30" draw:layer="layout" svg:width="2.069cm" svg:height="2.748cm" svg:x="18.241cm" svg:y="5.672cm">
          <text:p text:style-name="P28"><text:span text:style-name="T8"><text:s text:c="11"/>ثبت وزن</text:span></text:p>
          <text:p text:style-name="P28"><text:span text:style-name="T6"/></text:p>
          <text:p text:style-name="P28"><text:span text:style-name="T10">* در یک صفحه اختصاصی</text:span></text:p>
          <text:p text:style-name="P28"><text:span text:style-name="T10">* مشابه نرم فزار بدنسازی</text:span></text:p>
          <text:p text:style-name="P28"><text:span text:style-name="T10">* قابلیت ثبت کردن وزن</text:span></text:p>
          <text:p text:style-name="P28"><text:span text:style-name="T10">فقط در امروز</text:span></text:p>
          <text:p text:style-name="P28"><text:span text:style-name="T10">* قابلیت حذف وزن در </text:span></text:p>
          <text:p text:style-name="P28"><text:span text:style-name="T10">روزهای گذشته</text:span></text:p>
          <text:p text:style-name="P28"><text:span text:style-name="T10">(حتماً باید ثبت نام انجام شود)</text:span></text:p>
          <draw:enhanced-geometry svg:viewBox="0 0 21600 21600" draw:mirror-horizontal="false" draw:mirror-vertical="false" draw:type="rectangle" draw:enhanced-path="M 0 0 L 21600 0 21600 21600 0 21600 0 0 Z N"/>
        </draw:custom-shape>
        <draw:custom-shape draw:style-name="gr30" draw:text-style-name="P31" draw:layer="layout" svg:width="2.28cm" svg:height="2.113cm" svg:x="20.272cm" svg:y="8.633cm">
          <text:p text:style-name="P28"><text:span text:style-name="T8"><text:s text:c="7"/>مشاهده وضعیت وزنی</text:span></text:p>
          <text:p text:style-name="P28"><text:span text:style-name="T6"/></text:p>
          <text:p text:style-name="P28"><text:span text:style-name="T10">* نشان دادن اختلاف وزن</text:span></text:p>
          <text:p text:style-name="P28"><text:span text:style-name="T10"><text:s/>تا وزن ایده آل</text:span></text:p>
          <text:p text:style-name="P28"><text:span text:style-name="T10">* نشان دادن </text:span><text:span text:style-name="T10">BMI</text:span><text:span text:style-name="T10"> کنونی</text:span></text:p>
          <text:p text:style-name="P28"><text:span text:style-name="T10">و وضعیت آن</text:span></text:p>
          <text:p text:style-name="P28"><text:span text:style-name="T10">(حتماً باید ثبت نام انجام شود)</text:span></text:p>
          <draw:enhanced-geometry svg:viewBox="0 0 21600 21600" draw:mirror-horizontal="false" draw:mirror-vertical="false" draw:type="rectangle" draw:enhanced-path="M 0 0 L 21600 0 21600 21600 0 21600 0 0 Z N"/>
        </draw:custom-shape>
        <draw:custom-shape draw:style-name="gr31" draw:text-style-name="P29" draw:layer="layout" svg:width="3.15cm" svg:height="4.049cm" svg:x="19.809cm" svg:y="1.355cm">
          <text:p text:style-name="P28"><text:span text:style-name="T8"><text:s text:c="7"/>ثبت و محاسبه مقدار کالری مصرفی</text:span></text:p>
          <text:p text:style-name="P28"><text:span text:style-name="T6"/></text:p>
          <text:p text:style-name="P28"><text:span text:style-name="T10">* در یک صفحه اختصاصی</text:span></text:p>
          <text:p text:style-name="P28"><text:span text:style-name="T10">* مشابه نرم فزار کرفس</text:span></text:p>
          <text:p text:style-name="P28"><text:span text:style-name="T10">* کمک به ثبت با دو <text:s/>فیلد </text:span></text:p>
          <text:p text:style-name="P28"><text:span text:style-name="T10">غذا و مقدار مصرف آن</text:span></text:p>
          <text:p text:style-name="P28"><text:span text:style-name="T10">و جمع آنها</text:span></text:p>
          <text:p text:style-name="P28"><text:span text:style-name="T10">* قابلیت ثبت کردن کالری</text:span></text:p>
          <text:p text:style-name="P28"><text:span text:style-name="T10">فقط در امروز</text:span></text:p>
          <text:p text:style-name="P28"><text:span text:style-name="T10">* قابلیت حذف کالری در </text:span></text:p>
          <text:p text:style-name="P28"><text:span text:style-name="T10">روزهای گذشته</text:span></text:p>
          <text:p text:style-name="P28"><text:span text:style-name="T10">( بدون نیاز به ثبت نام و </text:span></text:p>
          <text:p text:style-name="P28"><text:span text:style-name="T10">اگر کاربر ثبت نام کرده است ، دکه ذخیره فعال شود.</text:span></text:p>
          <draw:enhanced-geometry svg:viewBox="0 0 21600 21600" draw:mirror-horizontal="false" draw:mirror-vertical="false" draw:type="rectangle" draw:enhanced-path="M 0 0 L 21600 0 21600 21600 0 21600 0 0 Z N"/>
        </draw:custom-shape>
        <draw:custom-shape draw:style-name="gr32" draw:text-style-name="P31" draw:layer="layout" svg:width="2.159cm" svg:height="2.655cm" svg:x="15.737cm" svg:y="8.64cm">
          <text:p text:style-name="P28"><text:span text:style-name="T8"><text:s/>مشاهده تاریخچه وزن</text:span></text:p>
          <text:p text:style-name="P28"><text:span text:style-name="T6"/></text:p>
          <text:p text:style-name="P28"><text:span text:style-name="T10">* در یک صفحه اختصاصی</text:span></text:p>
          <text:p text:style-name="P28"><text:span text:style-name="T10">* مشابه نرم فزار بدنسازی</text:span></text:p>
          <text:p text:style-name="P28"><text:span text:style-name="T10">* مشاهده تاریخچه بر حسب</text:span></text:p>
          <text:p text:style-name="P28"><text:span text:style-name="T10">تاریخ و مقدار وزن</text:span></text:p>
          <text:p text:style-name="P28"><text:span text:style-name="T10">* قابلیت حذف وزن در </text:span></text:p>
          <text:p text:style-name="P28"><text:span text:style-name="T10">روزهای گذشته</text:span></text:p>
          <text:p text:style-name="P28"><text:span text:style-name="T10">(حتماً باید ثبت نام انجام شود)</text:span></text:p>
          <draw:enhanced-geometry svg:viewBox="0 0 21600 21600" draw:mirror-horizontal="false" draw:mirror-vertical="false" draw:type="rectangle" draw:enhanced-path="M 0 0 L 21600 0 21600 21600 0 21600 0 0 Z N"/>
        </draw:custom-shape>
        <draw:custom-shape draw:style-name="gr33" draw:text-style-name="P31" draw:layer="layout" svg:width="2.107cm" svg:height="2.711cm" svg:x="18.041cm" svg:y="8.595cm">
          <text:p text:style-name="P28"><text:span text:style-name="T8"><text:s/>مشاهده تاریخچه کالری</text:span></text:p>
          <text:p text:style-name="P28"><text:span text:style-name="T6"/></text:p>
          <text:p text:style-name="P28"><text:span text:style-name="T10">* در یک صفحه اختصاصی</text:span></text:p>
          <text:p text:style-name="P28"><text:span text:style-name="T10">* مشابه نرم فزار بدنسازی</text:span></text:p>
          <text:p text:style-name="P28"><text:span text:style-name="T10">* مشاهده تاریخچه بر حسب</text:span></text:p>
          <text:p text:style-name="P28"><text:span text:style-name="T10">تاریخ و مقدار کالری</text:span></text:p>
          <text:p text:style-name="P28"><text:span text:style-name="T10">* قابلیت حذف کلری در </text:span></text:p>
          <text:p text:style-name="P28"><text:span text:style-name="T10">روزهای گذشته</text:span></text:p>
          <text:p text:style-name="P28"><text:span text:style-name="T10">(حتماً باید ثبت نام انجام شود)</text:span></text:p>
          <draw:enhanced-geometry svg:viewBox="0 0 21600 21600" draw:mirror-horizontal="false" draw:mirror-vertical="false" draw:type="rectangle" draw:enhanced-path="M 0 0 L 21600 0 21600 21600 0 21600 0 0 Z N"/>
        </draw:custom-shape>
        <draw:custom-shape draw:style-name="gr34" draw:text-style-name="P31" draw:layer="layout" svg:width="2.136cm" svg:height="2.673cm" svg:x="13.496cm" svg:y="8.622cm">
          <text:p text:style-name="P28"><text:span text:style-name="T8"><text:s/>مشاهده تاریخچه فعالیتهای</text:span></text:p>
          <text:p text:style-name="P28"><text:span text:style-name="T8">ورزشی</text:span></text:p>
          <text:p text:style-name="P28"><text:span text:style-name="T10">* در یک صفحه اختصاصی</text:span></text:p>
          <text:p text:style-name="P28"><text:span text:style-name="T10">* مشابه نرم فزار بدنسازی</text:span></text:p>
          <text:p text:style-name="P28"><text:span text:style-name="T10">* مشاهده تاریخچه بر حسب</text:span></text:p>
          <text:p text:style-name="P28"><text:span text:style-name="T10">تاریخ و فعالیت انجام شده</text:span></text:p>
          <text:p text:style-name="P28"><text:span text:style-name="T10">* قابلیت حذف کلری در </text:span></text:p>
          <text:p text:style-name="P28"><text:span text:style-name="T10">روزهای گذشته</text:span></text:p>
          <text:p text:style-name="P28"><text:span text:style-name="T10">(حتماً باید ثبت نام انجام شود)</text:span></text:p>
          <draw:enhanced-geometry svg:viewBox="0 0 21600 21600" draw:mirror-horizontal="false" draw:mirror-vertical="false" draw:type="rectangle" draw:enhanced-path="M 0 0 L 21600 0 21600 21600 0 21600 0 0 Z N"/>
        </draw:custom-shape>
        <draw:custom-shape draw:style-name="gr35" draw:text-style-name="P30" draw:layer="layout" svg:width="2.159cm" svg:height="2.701cm" svg:x="13.727cm" svg:y="5.694cm">
          <text:p text:style-name="P28"><text:span text:style-name="T8"><text:s text:c="4"/>ثبت فعالیت ورزشی</text:span></text:p>
          <text:p text:style-name="P28"><text:span text:style-name="T6"/></text:p>
          <text:p text:style-name="P28"><text:span text:style-name="T10">* در یک صفحه اختصاصی</text:span></text:p>
          <text:p text:style-name="P28"><text:span text:style-name="T10">* مشابه نرم فزار بدنسازی</text:span></text:p>
          <text:p text:style-name="P28"><text:span text:style-name="T10">* ثبت ورزش امروز </text:span></text:p>
          <text:p text:style-name="P28"><text:span text:style-name="T10">و توضیح در مورد آن</text:span></text:p>
          <text:p text:style-name="P28"><text:span text:style-name="T10">(حتماً باید ثبت نام انجام شود)</text:span></text:p>
          <draw:enhanced-geometry svg:viewBox="0 0 21600 21600" draw:mirror-horizontal="false" draw:mirror-vertical="false" draw:type="rectangle" draw:enhanced-path="M 0 0 L 21600 0 21600 21600 0 21600 0 0 Z N"/>
        </draw:custom-shape>
        <draw:custom-shape draw:style-name="gr36" draw:text-style-name="P33" draw:layer="layout" svg:width="1.524cm" svg:height="1.27cm" svg:x="23.207cm" svg:y="2.84cm">
          <text:p text:style-name="P32"><text:span text:style-name="T11">بدون لاگین</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37" draw:text-style-name="P35" draw:layer="layout" svg:width="1.524cm" svg:height="1.27cm" svg:x="22.814cm" svg:y="7.818cm">
          <text:p text:style-name="P34"><text:span text:style-name="T11">حتما لاگین</text:span></text:p>
          <text:p text:style-name="P34"><text:span text:style-name="T11">شود</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38" draw:text-style-name="P31" draw:layer="layout" svg:width="2.213cm" svg:height="2.46cm" svg:x="20.273cm" svg:y="10.894cm">
          <text:p text:style-name="P28"><text:span text:style-name="T8">مشاهده مطالب وبلاگ بر اساس</text:span></text:p>
          <text:p text:style-name="P28"><text:span text:style-name="T6"/></text:p>
          <text:p text:style-name="P28"><text:span text:style-name="T10">* در تقسیم‌بندی های مختلف</text:span></text:p>
          <text:p text:style-name="P28"><text:span text:style-name="T10">بر اساس </text:span><text:span text:style-name="T10">category</text:span><text:span text:style-name="T10"> مختلف</text:span></text:p>
          <text:p text:style-name="P28"><text:span text:style-name="T10">* در هر تقسیم‌بندی</text:span></text:p>
          <text:p text:style-name="P28"><text:span text:style-name="T10">بر اساس رنج سنی و جنسیت</text:span></text:p>
          <text:p text:style-name="P28"><text:span text:style-name="T10">و وضعیت </text:span><text:span text:style-name="T10">bmi</text:span></text:p>
          <text:p text:style-name="P28"><text:span text:style-name="T10">(حتماً باید ثبت نام انجام شود)</text:span></text:p>
          <draw:enhanced-geometry svg:viewBox="0 0 21600 21600" draw:mirror-horizontal="false" draw:mirror-vertical="false" draw:type="rectangle" draw:enhanced-path="M 0 0 L 21600 0 21600 21600 0 21600 0 0 Z N"/>
        </draw:custom-shape>
        <draw:custom-shape draw:style-name="gr39" draw:text-style-name="P17" draw:layer="layout" svg:width="2.07cm" svg:height="1.205cm" svg:x="8.747cm" svg:y="2.335cm">
          <text:p text:style-name="P1"><text:span text:style-name="T1">range_age </text:span></text:p>
          <text:p text:style-name="P1"><text:span text:style-name="T1">[ Choice Field ]</text:span></text:p>
          <text:p text:style-name="P16"><text:span text:style-name="T1">- کهنسال <text:s/>- بزرگسال</text:span></text:p>
          <text:p text:style-name="P16"><text:span text:style-name="T1">- جوان <text:s text:c="4"/>- کودک</text:span></text:p>
          <text:p text:style-name="P16"><text:span text:style-name="T1">- همه</text:span></text:p>
          <draw:enhanced-geometry svg:viewBox="0 0 21600 21600" draw:mirror-horizontal="false" draw:mirror-vertical="false" draw:type="rectangle" draw:enhanced-path="M 0 0 L 21600 0 21600 21600 0 21600 0 0 Z N"/>
        </draw:custom-shape>
        <draw:custom-shape draw:style-name="gr40" draw:text-style-name="P17" draw:layer="layout" svg:width="2.07cm" svg:height="1.048cm" svg:x="8.747cm" svg:y="3.635cm">
          <text:p text:style-name="P1"><text:span text:style-name="T1">bmi [ Choice Field ]</text:span></text:p>
          <text:p text:style-name="P16"><text:span text:style-name="T1">- اضافه وزن</text:span></text:p>
          <text:p text:style-name="P16"><text:span text:style-name="T1">- <text:s/>کمبود وزن</text:span></text:p>
          <text:p text:style-name="P16"><text:span text:style-name="T1">- <text:s/>متناسب</text:span></text:p>
          <draw:enhanced-geometry svg:viewBox="0 0 21600 21600" draw:mirror-horizontal="false" draw:mirror-vertical="false" draw:type="rectangle" draw:enhanced-path="M 0 0 L 21600 0 21600 21600 0 21600 0 0 Z N"/>
        </draw:custom-shape>
        <draw:custom-shape draw:style-name="gr41" draw:text-style-name="P29" draw:layer="layout" svg:width="1.893cm" svg:height="2.162cm" svg:x="14.335cm" svg:y="2.267cm">
          <text:p text:style-name="P28"><text:span text:style-name="T8"><text:s text:c="7"/>جستجو در وبلاگ</text:span></text:p>
          <text:p text:style-name="P28"><text:span text:style-name="T9"/></text:p>
          <text:p text:style-name="P28"><text:span text:style-name="T10">* کلمه مورد نظر در فقط </text:span></text:p>
          <text:p text:style-name="P28"><text:span text:style-name="T10">فیلد </text:span><text:span text:style-name="T10">body</text:span><text:span text:style-name="T10"> وبلاگ</text:span></text:p>
          <text:p text:style-name="P28"><text:span text:style-name="T10">جستجو شود.</text:span></text:p>
          <draw:enhanced-geometry svg:viewBox="0 0 21600 21600" draw:mirror-horizontal="false" draw:mirror-vertical="false" draw:type="rectangle" draw:enhanced-path="M 0 0 L 21600 0 21600 21600 0 21600 0 0 Z N"/>
        </draw:custom-shape>
        <draw:custom-shape draw:style-name="gr42" draw:text-style-name="P36" draw:layer="layout" svg:width="2.473cm" svg:height="4.436cm" svg:x="9.99cm" svg:y="5.2cm">
          <text:p text:style-name="P1"><text:span text:style-name="T1">Food app</text:span></text:p>
          <text:p text:style-name="P1"><text:span text:style-name="T1">[ for calculate </text:span><text:span text:style-name="T1">coleries ]</text:span></text:p>
          <draw:enhanced-geometry svg:viewBox="0 0 21600 21600" draw:type="rectangle" draw:enhanced-path="M 0 0 L 21600 0 21600 21600 0 21600 0 0 Z N"/>
        </draw:custom-shape>
        <draw:custom-shape draw:style-name="gr43" draw:text-style-name="P37" draw:layer="layout" svg:width="2.04cm" svg:height="2.388cm" svg:x="10.209cm" svg:y="5.846cm">
          <text:p text:style-name="P3"><text:span text:style-name="T1">:: shopping Model ::</text:span></text:p>
          <text:p text:style-name="P3"><text:span text:style-name="T1">0 name</text:span></text:p>
          <text:p text:style-name="P3"><text:span text:style-name="T1">0 descriptions</text:span></text:p>
          <text:p text:style-name="P3"><text:span text:style-name="T1">0 shop_name</text:span></text:p>
          <text:p text:style-name="P3"><text:span text:style-name="T1">0 pic</text:span></text:p>
          <text:p text:style-name="P3"><text:span text:style-name="T1">0 price</text:span></text:p>
          <text:p text:style-name="P4"><text:span text:style-name="T2">0 slug (En) </text:span><text:span text:style-name="T1">(unique)</text:span></text:p>
          <text:p text:style-name="P3"><text:span text:style-name="T1"/></text:p>
          <text:p text:style-name="P3"><text:span text:style-name="T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 Nazanin" svg:font-family="'B Nazanin'" style:font-pitch="variable"/>
    <style:font-face style:name="DejaVu Sans1" svg:font-family="'DejaVu Sans'" style:font-pitch="variable"/>
    <style:font-face style:name="Liberation Sans" svg:font-family="'Liberation Sans'" style:font-pitch="variable"/>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0:10:25.912676239</meta:creation-date>
    <dc:date>2022-10-22T16:58:53.605652989</dc:date>
    <meta:editing-duration>PT7H16M24S</meta:editing-duration>
    <meta:editing-cycles>83</meta:editing-cycles>
    <meta:generator>LibreOffice/6.4.7.2$Linux_X86_64 LibreOffice_project/40$Build-2</meta:generator>
    <meta:document-statistic meta:object-count="46"/>
  </office:meta>
</office:document-meta>
</file>